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EON BUSTILLOS YISENIA TAN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65116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759363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LEON BUSTILLOS YISENIA TAN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65116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759363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11/2021</text:p>
          </table:table-cell>
          <table:table-cell table:style-name="Tabla2.A3" office:value-type="string">
            <text:p text:style-name="P22">750167</text:p>
          </table:table-cell>
          <table:table-cell table:style-name="Tabla2.D3" office:value-type="string">
            <text:p text:style-name="P23">3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3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6T15:38:1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